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77.74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’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’s Grill –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Rest Area Eastbound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ampton Inn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5 PM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table:style-name="ce53" office:value-type="string" calcext:value-type="string">
            <text:p>Hampton Inn &amp; Suites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Embassy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4" calcext:value-type="float">
            <text:p>305.4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28 min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Depart 6:25 PM Arrive by 7:0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4.6" calcext:value-type="float">
            <text:p>314.6</text:p>
          </table:table-cell>
          <table:table-cell/>
          <table:table-cell table:style-name="ce1" table:formula="of:=SUM([.F23:.F27])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2:50 PM Arrive by 4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00 PM Arrive by 5:55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25 PM Arrive by 7:3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8 Deauville Blvd, Midland, TX 79706</text:p>
          </table:table-cell>
          <table:table-cell office:value-type="string" calcext:value-type="string">
            <text:p>TownePlace Suites by Marriott Midland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San Angelo –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table:formula="of:=SUM([.D38:.D42])" office:value-type="float" office:value="329.7" calcext:value-type="float">
            <text:p>329.7</text:p>
          </table:table-cell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5:13:07.519193879</dc:date>
    <meta:editing-duration>P25DT6H20M24S</meta:editing-duration>
    <meta:editing-cycles>415</meta:editing-cycles>
    <meta:generator>LibreOffice/5.1.6.2$Linux_X86_64 LibreOffice_project/10m0$Build-2</meta:generator>
    <meta:document-statistic meta:table-count="12" meta:cell-count="5422" meta:object-count="0"/>
  </office:meta>
</office:document-meta>
</file>